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9bbe" officeooo:paragraph-rsid="0016a0b9"/>
    </style:style>
    <style:style style:name="P2" style:family="paragraph" style:parent-style-name="Standard" style:list-style-name="L1">
      <style:text-properties officeooo:paragraph-rsid="0016a0b9"/>
    </style:style>
    <style:style style:name="P3" style:family="paragraph" style:parent-style-name="Standard" style:list-style-name="L1">
      <style:text-properties officeooo:paragraph-rsid="00185cfa"/>
    </style:style>
    <style:style style:name="P4" style:family="paragraph" style:parent-style-name="Standard" style:list-style-name="L1">
      <style:text-properties officeooo:rsid="000d701a" officeooo:paragraph-rsid="0016a0b9"/>
    </style:style>
    <style:style style:name="P5" style:family="paragraph" style:parent-style-name="Standard" style:list-style-name="L1">
      <style:text-properties officeooo:rsid="0038edb2" officeooo:paragraph-rsid="0016a0b9"/>
    </style:style>
    <style:style style:name="P6" style:family="paragraph" style:parent-style-name="Standard" style:list-style-name="L1">
      <style:text-properties officeooo:rsid="001446d8" officeooo:paragraph-rsid="0016a0b9"/>
    </style:style>
    <style:style style:name="P7" style:family="paragraph" style:parent-style-name="Standard" style:list-style-name="L1">
      <style:text-properties officeooo:rsid="000da583" officeooo:paragraph-rsid="0016a0b9"/>
    </style:style>
    <style:style style:name="P8" style:family="paragraph" style:parent-style-name="Standard" style:list-style-name="L1">
      <style:text-properties officeooo:rsid="00116b5a" officeooo:paragraph-rsid="0016a0b9"/>
    </style:style>
    <style:style style:name="P9" style:family="paragraph" style:parent-style-name="Standard" style:list-style-name="L1">
      <style:text-properties officeooo:rsid="00116b5a" officeooo:paragraph-rsid="00185cfa"/>
    </style:style>
    <style:style style:name="P10" style:family="paragraph" style:parent-style-name="Standard" style:list-style-name="L1">
      <style:text-properties officeooo:rsid="00185cfa" officeooo:paragraph-rsid="00185cfa"/>
    </style:style>
    <style:style style:name="P11" style:family="paragraph" style:parent-style-name="Standard" style:list-style-name="L1">
      <style:text-properties fo:language="ru" fo:country="RU" officeooo:rsid="00116b5a" officeooo:paragraph-rsid="00185cfa"/>
    </style:style>
    <style:style style:name="P12" style:family="paragraph" style:parent-style-name="Standard" style:list-style-name="L1">
      <style:text-properties fo:language="ru" fo:country="RU" officeooo:rsid="0029720b" officeooo:paragraph-rsid="00185cfa"/>
    </style:style>
    <style:style style:name="P13" style:family="paragraph" style:parent-style-name="Standard" style:list-style-name="L1">
      <style:text-properties fo:language="ru" fo:country="RU" officeooo:rsid="0013327c" officeooo:paragraph-rsid="00185cfa"/>
    </style:style>
    <style:style style:name="P14" style:family="paragraph" style:parent-style-name="Standard" style:list-style-name="L1">
      <style:text-properties fo:language="ru" fo:country="RU" officeooo:rsid="0019e305" officeooo:paragraph-rsid="0019e305"/>
    </style:style>
    <style:style style:name="P15" style:family="paragraph" style:parent-style-name="Standard" style:list-style-name="L1">
      <style:text-properties officeooo:rsid="001aeeb8" officeooo:paragraph-rsid="001aeeb8"/>
    </style:style>
    <style:style style:name="P16" style:family="paragraph" style:parent-style-name="Standard" style:list-style-name="L1">
      <style:text-properties officeooo:rsid="001b3896" officeooo:paragraph-rsid="001b3896"/>
    </style:style>
    <style:style style:name="T1" style:family="text">
      <style:text-properties officeooo:rsid="0016a0b9"/>
    </style:style>
    <style:style style:name="T2" style:family="text">
      <style:text-properties officeooo:rsid="000d701a"/>
    </style:style>
    <style:style style:name="T3" style:family="text">
      <style:text-properties officeooo:rsid="000da583"/>
    </style:style>
    <style:style style:name="T4" style:family="text">
      <style:text-properties officeooo:rsid="00177000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3327c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16b5a"/>
    </style:style>
    <style:style style:name="T9" style:family="text">
      <style:text-properties fo:language="ru" fo:country="RU" officeooo:rsid="0013327c"/>
    </style:style>
    <style:style style:name="T10" style:family="text">
      <style:text-properties fo:language="ru" fo:country="RU" officeooo:rsid="0029720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Курс </text:span>СBDS01 «Основы цифровой схемотехники» <text:span text:style-name="T1">(базовый)</text:span></text:p>
      <text:h text:style-name="Heading_20_2" text:outline-level="2">Программа курса</text:h>
      <text:list xml:id="list1458560033" text:style-name="L1">
        <text:list-item>
          <text:p text:style-name="P2"><text:span text:style-name="T1">Физические основы</text:span><text:span text:style-name="T2">.</text:span></text:p>
          <text:list>
            <text:list-item>
              <text:p text:style-name="P4">Понятие электрического заряда. Взаимодействие статических зарядов. Закон Кулона.</text:p>
            </text:list-item>
            <text:list-item>
              <text:p text:style-name="P4">Электрическое поле. Напряженность поля.</text:p>
            </text:list-item>
            <text:list-item>
              <text:p text:style-name="P4">Работа заряда в поле. Потенциал.</text:p>
            </text:list-item>
            <text:list-item>
              <text:p text:style-name="P4">Напряжение и ток. <text:span text:style-name="T3">Источники напряжения и тока. </text:span><text:span text:style-name="T4">Измерение.</text:span></text:p>
            </text:list-item>
            <text:list-item>
              <text:p text:style-name="P5">Магнитное поле. Действие на движущиеся заряды. Электромагнитная индукция.</text:p>
            </text:list-item>
          </text:list>
        </text:list-item>
        <text:list-item>
          <text:p text:style-name="P10">Что такое «Теория электрических цепей».</text:p>
          <text:list>
            <text:list-item>
              <text:p text:style-name="P10">Ограничения ТЭЦ.</text:p>
            </text:list-item>
            <text:list-item>
              <text:p text:style-name="P15">Линейные цепи.</text:p>
            </text:list-item>
            <text:list-item>
              <text:p text:style-name="P6">Правила Кирхгофа.</text:p>
            </text:list-item>
          </text:list>
        </text:list-item>
        <text:list-item>
          <text:p text:style-name="P15">Источники постоянного напряжения и тока.</text:p>
          <text:list>
            <text:list-item>
              <text:p text:style-name="P15">Идеальный источник постоянного напряжения.</text:p>
            </text:list-item>
            <text:list-item>
              <text:p text:style-name="P15">Идеальный источник постоянного тока.</text:p>
            </text:list-item>
            <text:list-item>
              <text:p text:style-name="P15">Реальный источник постоянного напряжения.</text:p>
            </text:list-item>
            <text:list-item>
              <text:p text:style-name="P15">Реальный источник постоянного тока.</text:p>
            </text:list-item>
            <text:list-item>
              <text:p text:style-name="P15">Примеры источников напряжения и тока.</text:p>
            </text:list-item>
          </text:list>
        </text:list-item>
        <text:list-item>
          <text:p text:style-name="P7">Резистор. </text:p>
          <text:list>
            <text:list-item>
              <text:p text:style-name="P8">Устройство.</text:p>
            </text:list-item>
            <text:list-item>
              <text:p text:style-name="P7">Закон Ома. Сопротивление и проводимость.</text:p>
            </text:list-item>
            <text:list-item>
              <text:p text:style-name="P7">Мощность, выделяемая резистором.</text:p>
            </text:list-item>
            <text:list-item>
              <text:p text:style-name="P7">Тепловое сопротивление.</text:p>
            </text:list-item>
            <text:list-item>
              <text:p text:style-name="P7">Параллельное и последовательное включение.</text:p>
            </text:list-item>
            <text:list-item>
              <text:p text:style-name="P7">Делитель напряжения.</text:p>
            </text:list-item>
            <text:list-item>
              <text:p text:style-name="P16">Паразитные параметры реальных резисторов.</text:p>
            </text:list-item>
          </text:list>
        </text:list-item>
        <text:list-item>
          <text:p text:style-name="P7">Эквивалентные преобразования схем.</text:p>
          <text:list>
            <text:list-item>
              <text:p text:style-name="P7">Теорема Тевенина.</text:p>
            </text:list-item>
            <text:list-item>
              <text:p text:style-name="P7">Теорема Нортона.</text:p>
            </text:list-item>
          </text:list>
        </text:list-item>
        <text:list-item>
          <text:p text:style-name="P7">Нелинейные элементы. Динамическое (дифференциальное) сопротивление.</text:p>
          <text:list>
            <text:list-item>
              <text:p text:style-name="P1">Диод.</text:p>
            </text:list-item>
            <text:list-item>
              <text:p text:style-name="P1">Стабилитрон (диод Зенера).</text:p>
            </text:list-item>
            <text:list-item>
              <text:p text:style-name="P1">Туннельный диод.</text:p>
            </text:list-item>
          </text:list>
        </text:list-item>
        <text:list-item>
          <text:p text:style-name="P9">Реактивные элементы.</text:p>
          <text:list>
            <text:list-item>
              <text:p text:style-name="P9">Конденсатор.</text:p>
              <text:list>
                <text:list-item>
                  <text:p text:style-name="P9">Устройство.</text:p>
                </text:list-item>
                <text:list-item>
                  <text:p text:style-name="P9">Емкость. Единицы измерения.</text:p>
                </text:list-item>
                <text:list-item>
                  <text:p text:style-name="P9">Поведение на постоянном и переменном токе.</text:p>
                </text:list-item>
                <text:list-item>
                  <text:p text:style-name="P9">Параллельное и последовательное включение.</text:p>
                </text:list-item>
                <text:list-item>
                  <text:p text:style-name="P9">Процессы в <text:span text:style-name="T5">RC-</text:span><text:span text:style-name="T7">цепях. Дифференцирующие и интегрирующие цепи.</text:span></text:p>
                </text:list-item>
                <text:list-item>
                  <text:p text:style-name="P11">Влияние паразитных емкостей.</text:p>
                </text:list-item>
                <text:list-item>
                  <text:p text:style-name="P12">Отличия реальных конденсаторов от идеального.</text:p>
                </text:list-item>
              </text:list>
            </text:list-item>
            <text:list-item>
              <text:p text:style-name="P13">Индуктивность.</text:p>
              <text:list>
                <text:list-item>
                  <text:p text:style-name="P13">Устройство.</text:p>
                </text:list-item>
                <text:list-item>
                  <text:p text:style-name="P13"><text:soft-page-break/>Единицы измерения.</text:p>
                </text:list-item>
                <text:list-item>
                  <text:p text:style-name="P9">Поведение на постоянном и переменном токе.</text:p>
                </text:list-item>
                <text:list-item>
                  <text:p text:style-name="P9">Параллельное и последовательное включение.</text:p>
                </text:list-item>
                <text:list-item>
                  <text:p text:style-name="P9">Процессы в <text:span text:style-name="T5">R</text:span><text:span text:style-name="T6">L</text:span><text:span text:style-name="T5">-</text:span><text:span text:style-name="T7">цепях. Дифференцирующие и интегрирующие цепи.</text:span></text:p>
                </text:list-item>
                <text:list-item>
                  <text:p text:style-name="P3"><text:span text:style-name="T8">Влияние паразитных </text:span><text:span text:style-name="T9">индуктивн</text:span><text:span text:style-name="T8">остей.</text:span></text:p>
                </text:list-item>
                <text:list-item>
                  <text:p text:style-name="P3"><text:span text:style-name="T10">Отличия реальных </text:span><text:span text:style-name="T9">индуктивн</text:span><text:span text:style-name="T8">остей</text:span><text:span text:style-name="T10"> от идеальной.</text:span></text:p>
                </text:list-item>
              </text:list>
            </text:list-item>
          </text:list>
        </text:list-item>
        <text:list-item>
          <text:p text:style-name="P14">Полевой транзистор с изолированным затвором (<text:span text:style-name="T5">CMOS).</text:span></text:p>
          <text:list>
            <text:list-item>
              <text:p text:style-name="P14">Устройство.</text:p>
            </text:list-item>
            <text:list-item>
              <text:p text:style-name="P14">Реальные характеристики.</text:p>
            </text:list-item>
            <text:list-item>
              <text:p text:style-name="P14">Упрощенная модель 1 (идеальный ключ).</text:p>
            </text:list-item>
            <text:list-item>
              <text:p text:style-name="P14">Упрощенная модель 2 (ключ с конечным внутренним сопротивлением).</text:p>
            </text:list-item>
            <text:list-item>
              <text:p text:style-name="P14">Специальные транзисторы для работы в цифровых схемах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12T07:06:19.821000000</meta:creation-date>
    <meta:generator>LibreOffice/6.4.4.2$Windows_X86_64 LibreOffice_project/3d775be2011f3886db32dfd395a6a6d1ca2630ff</meta:generator>
    <dc:date>2023-01-12T09:37:19.031000000</dc:date>
    <meta:editing-duration>PT1H47M59S</meta:editing-duration>
    <meta:editing-cycles>2</meta:editing-cycles>
    <meta:document-statistic meta:table-count="0" meta:image-count="0" meta:object-count="0" meta:page-count="2" meta:paragraph-count="56" meta:word-count="264" meta:character-count="2102" meta:non-whitespace-character-count="1947"/>
  </office:meta>
</office:document-meta>
</file>